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7378b"/>
    </style:style>
    <style:style style:name="P2" style:family="paragraph" style:parent-style-name="Standard">
      <style:text-properties officeooo:paragraph-rsid="0017a26d"/>
    </style:style>
    <style:style style:name="P3" style:family="paragraph">
      <style:paragraph-properties fo:text-align="center"/>
    </style:style>
    <style:style style:name="T1" style:family="text">
      <style:text-properties officeooo:rsid="0017378b"/>
    </style:style>
    <style:style style:name="T2" style:family="text">
      <style:text-properties officeooo:rsid="0017a26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. Kaufvertrag</text:span></text:p>
      <text:p text:style-name="P1"><text:span text:style-name="T1"/></text:p>
      <text:p text:style-name="P1"><text:span text:style-name="T1"/></text:p>
      <text:p text:style-name="P1"><text:span text:style-name="T1">3.1. Zustandekommen </text:span></text:p>
      <text:p text:style-name="P1"><text:span text:style-name="T1"><text:tab/><text:tab/>→ Gegenstände vom KV</text:span></text:p>
      <text:p text:style-name="P1"><draw:line text:anchor-type="paragraph" draw:z-index="0" draw:style-name="gr1" draw:text-style-name="P3" svg:x1="1.8673in" svg:y1="0.161in" svg:x2="1.0862in" svg:y2="1.2756in"><text:p/></draw:line><draw:line text:anchor-type="paragraph" draw:z-index="1" draw:style-name="gr1" draw:text-style-name="P3" svg:x1="1.8673in" svg:y1="0.161in" svg:x2="2.7839in" svg:y2="1.2547in"><text:p/></draw:line><text:span text:style-name="T1"><text:tab/> <text:s text:c="3"/><text:tab/> <text:s text:c="3"/>(Rechtsobjekte)</text:span></text:p>
      <text:p text:style-name="P1"><draw:frame text:anchor-type="paragraph" draw:z-index="11" draw:style-name="gr3" svg:width="1.2295in" svg:height="0.2921in" svg:x="1.0134in" svg:y="3.0071in"><draw:text-box><text:p>Nicht vertretbar</text:p></draw:text-box></draw:frame><draw:frame text:anchor-type="paragraph" draw:z-index="10" draw:style-name="gr6" svg:width="0.9795in" svg:height="0.2815in" svg:x="-0.7366in" svg:y="3.0693in"><draw:text-box><text:p>vertretbar</text:p></draw:text-box></draw:frame><draw:line text:anchor-type="paragraph" draw:z-index="9" draw:style-name="gr1" draw:text-style-name="P3" svg:x1="0.2004in" svg:y1="2.1425in" svg:x2="-0.4661in" svg:y2="3.0697in"><text:p/></draw:line><draw:line text:anchor-type="paragraph" draw:z-index="8" draw:style-name="gr1" draw:text-style-name="P3" svg:x1="0.2008in" svg:y1="2.1425in" svg:x2="1.5654in" svg:y2="3.0071in"><text:p/></draw:line><draw:frame text:anchor-type="paragraph" draw:z-index="7" draw:style-name="gr5" svg:width="1.4276in" svg:height="0.3461in" svg:x="0.8673in" svg:y="1.9339in"><draw:text-box><text:p>Nicht beweglich</text:p><text:p><text:span text:style-name="T4">- Grundstück</text:span></text:p></draw:text-box></draw:frame><draw:frame text:anchor-type="paragraph" draw:z-index="6" draw:style-name="gr4" svg:width="0.7921in" svg:height="0.3461in" svg:x="-0.2575in" svg:y="1.9654in"><draw:text-box><text:p>Beweglich</text:p><text:p><text:span text:style-name="T4">- </text:span></text:p></draw:text-box></draw:frame><draw:line text:anchor-type="paragraph" draw:z-index="5" draw:style-name="gr1" draw:text-style-name="P3" svg:x1="1.0862in" svg:y1="1.1945in" svg:x2="1.5654in" svg:y2="1.9236in"><text:p/></draw:line><draw:line text:anchor-type="paragraph" draw:z-index="4" draw:style-name="gr1" draw:text-style-name="P3" svg:x1="1.0862in" svg:y1="1.1945in" svg:x2="0.0965in" svg:y2="1.9343in"><text:p/></draw:line><draw:frame text:anchor-type="paragraph" draw:z-index="3" draw:style-name="gr3" svg:width="1.2606in" svg:height="0.363in" svg:x="2.5236in" svg:y="1.0484in"><draw:text-box><text:p>Rechte</text:p><text:p><text:span text:style-name="T3">z.B. Patentrechte</text:span></text:p></draw:text-box></draw:frame><draw:frame text:anchor-type="paragraph" draw:z-index="2" draw:style-name="gr2" svg:width="0.6043in" svg:height="0.365in" svg:x="0.8571in" svg:y="1.028in"><draw:text-box><text:p>Sachen</text:p></draw:text-box></draw:frame><text:span text:style-name="T1"><text:tab/><text:tab/><text:tab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→ </text:span><text:span text:style-name="T2">2 übereinstimmende Willenerklärungen</text:span></text:p>
      <text:p text:style-name="P2"><text:span text:style-name="T2">→ Möglichkeiten:</text:span></text:p>
      <text:p text:style-name="P2"><text:span text:style-name="T2"><text:tab/>· 1. WEK<text:tab/><text:tab/><text:tab/>· 2. WEK</text:span></text:p>
      <text:p text:style-name="P2"><text:span text:style-name="T2"><text:s text:c="4"/><text:tab/> - Käufer<text:tab/><text:tab/><text:tab/> <text:s/>- Verkäufer</text:span></text:p>
      <text:p text:style-name="P2"><text:span text:style-name="T2"><text:tab/> - Bestellung<text:tab/><text:tab/><text:tab/> <text:s/>- Bestellungsannahme</text:span></text:p>
      <text:p text:style-name="P2"><text:span text:style-name="T2"><text:tab/><text:tab/><text:tab/> <text:s text:c="4"/>oder</text:span></text:p>
      <text:p text:style-name="P2"><text:span text:style-name="T2"/></text:p>
      <text:p text:style-name="P2"><text:span text:style-name="T2"><text:tab/>· 1. WEK<text:tab/><text:tab/><text:tab/>· 2. WEK</text:span></text:p>
      <text:p text:style-name="P2"><text:span text:style-name="T2"><text:tab/>- Verkäufer<text:tab/><text:tab/><text:tab/> <text:s/>- Käufer<text:tab/> </text:span></text:p>
      <text:p text:style-name="P2"><text:span text:style-name="T2"><text:tab/>- Angebot<text:tab/><text:tab/><text:tab/> <text:s/>- Bestellung</text:span></text:p>
      <text:p text:style-name="P2"><text:span text:style-name="T2"><text:tab/>(ist an eine bestimmte<text:tab/> <text:s text:c="3"/></text:span></text:p>
      <text:p text:style-name="P2"><text:span text:style-name="T2"><text:tab/> Person gerichtet, ist</text:span></text:p>
      <text:p text:style-name="P2"><text:span text:style-name="T2"><text:tab/> bindend und zeitlich</text:span></text:p>
      <text:p text:style-name="P2"><text:span text:style-name="T2"><text:tab/> begrenzt.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4T12:59:49</meta:creation-date>
    <dc:date>2012-12-04T13:29:03</dc:date>
    <dc:creator>Dennis Diehm</dc:creator>
    <meta:editing-duration>PT13M45S</meta:editing-duration>
    <meta:editing-cycles>1</meta:editing-cycles>
    <meta:document-statistic meta:table-count="0" meta:image-count="0" meta:object-count="0" meta:page-count="1" meta:paragraph-count="18" meta:word-count="55" meta:character-count="398" meta:non-whitespace-character-count="290"/>
    <meta:generator>LibreOffice/3.6$Linux_x86 LibreOffice_project/360m1$Build-2</meta:generator>
  </office:meta>
</office:document-meta>
</file>